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7516"/>
    </style:style>
    <style:style style:name="P2" style:family="paragraph" style:parent-style-name="Standard">
      <style:paragraph-properties fo:text-align="center" style:justify-single-word="false"/>
      <style:text-properties fo:color="#8e86ae" fo:font-size="22pt" officeooo:paragraph-rsid="00137516" style:font-size-asian="22pt" style:font-size-complex="22pt"/>
    </style:style>
    <style:style style:name="P3" style:family="paragraph" style:parent-style-name="Standard">
      <style:text-properties fo:color="#8e86ae" fo:font-weight="bold" officeooo:paragraph-rsid="00137516" style:font-weight-asian="bold" style:font-weight-complex="bold"/>
    </style:style>
    <style:style style:name="P4" style:family="paragraph" style:parent-style-name="Standard">
      <style:text-properties fo:color="#b3cac7" officeooo:paragraph-rsid="0016b2c7"/>
    </style:style>
    <style:style style:name="P5" style:family="paragraph" style:parent-style-name="Standard">
      <style:text-properties fo:color="#b3cac7" officeooo:paragraph-rsid="0016b2c7"/>
    </style:style>
    <style:style style:name="T1" style:family="text">
      <style:text-properties officeooo:rsid="0016b2c7"/>
    </style:style>
    <style:style style:name="T2" style:family="text">
      <style:text-properties officeooo:rsid="0017d66d"/>
    </style:style>
    <style:style style:name="T3" style:family="text">
      <style:text-properties style:text-position="super 58%" officeooo:rsid="0017d66d"/>
    </style:style>
    <style:style style:name="T4" style:family="text">
      <style:text-properties officeooo:rsid="0018df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 TRAVAIL A EFFECTUER </text:p>
      <text:p text:style-name="P3">I.6 <text:tab/>PHASE 1</text:p>
      <text:p text:style-name="P1"/>
      <text:p text:style-name="P1">Grâce aux instructions du langage DML que vous venez de découvrir, vous allez pouvoir ajouter, modifier et supprimer des lignes dans les tables de la base de données. </text:p>
      <text:p text:style-name="P1"/>
      <text:p text:style-name="P1">Mais auparavant, un temps de réflexion …. La structure de la base de données vous impose de remplir les tables dans un ordre défini.</text:p>
      <text:p text:style-name="P1"/>
      <text:p text:style-name="P1">Quel est l’ordre à adopter ? Argumenter.</text:p>
      <text:p text:style-name="P1"/>
      <text:p text:style-name="P1">Et passez à l’acte (insérer les données), en tenant compte que les données des tables PRODUIT et VENTE vous sont fournies sous forme de fichier CSV qu’il faudra importer dans la base de données MySQL. </text:p>
      <text:p text:style-name="P1"/>
      <text:p text:style-name="P1">Vérifiez que les contraintes codées dans la structure de la base éliminent les données erronées. Analyser les messages d’erreur. </text:p>
      <text:p text:style-name="P1"/>
      <text:p text:style-name="P1">Réfléchissez à l’ordre de peuplement des tables afin pour respecter les contraintes clés étrangères !</text:p>
      <text:p text:style-name="P1"/>
      <text:p text:style-name="P4"><text:span text:style-name="T1">- L’ordre a adopter est </text:span><text:span text:style-name="T2">la table produit en 1</text:span><text:span text:style-name="T3">er</text:span><text:span text:style-name="T2"> </text:span><text:span text:style-name="T4">puis vente, fournis, entcom et ligcom en fonction de clé étrangères nécéssaires</text:span></text:p>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10:20:20.372839643</meta:creation-date>
    <dc:date>2021-11-24T15:29:48.340582837</dc:date>
    <meta:editing-duration>PT33M59S</meta:editing-duration>
    <meta:editing-cycles>4</meta:editing-cycles>
    <meta:generator>LibreOffice/6.4.7.2$Linux_X86_64 LibreOffice_project/40$Build-2</meta:generator>
    <meta:document-statistic meta:table-count="0" meta:image-count="0" meta:object-count="0" meta:page-count="1" meta:paragraph-count="9" meta:word-count="157" meta:character-count="932" meta:non-whitespace-character-count="779"/>
  </office:meta>
</office:document-meta>
</file>